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61in" svg:x="4.5323in" svg:y="1.6492in">
            <draw:object draw:notify-on-update-of-ranges="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0052834346943" calcext:value-type="float">
            <text:p>0.230052834346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6:00:46.413465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11T19:54:22.461534072</dc:date>
    <meta:editing-duration>PT4H24M14S</meta:editing-duration>
    <meta:editing-cycles>2</meta:editing-cycles>
    <meta:generator>LibreOffice/7.5.3.2$Linux_X86_64 LibreOffice_project/67bf5ab3e8553b11738d1302ab7051a12dd8b40d</meta:generator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scatter" chart:style-name="ch1">
        <chart:legend chart:legend-position="end" svg:x="14.032cm" svg:y="4.205cm" style:legend-expansion="high" chart:style-name="ch2"/>
        <chart:plot-area chart:style-name="ch3" table:cell-range-address="Sheet1.A2:Sheet1.B6 Sheet1.B1:Sheet1.B1" chart:data-source-has-labels="row" svg:x="0.32cm" svg:y="0.18cm" svg:width="13.392cm" svg:height="8.648cm">
          <chart:coordinate-region svg:x="1.047cm" svg:y="0.379cm" svg:width="12.426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